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069a2e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0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00a933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813709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be480a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127622"/>
      <style:text-properties fo:color="#000000"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127622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127622"/>
      <style:text-properties fo:color="#000000" style:font-name="Liberation Serif" fo:font-weight="bold" style:font-name-asian="DejaVu Sans" style:font-weight-asian="bold" style:font-name-complex="Noto Sans Arabic UI" style:font-weight-complex="bold"/>
    </style:style>
    <style:style style:name="ce10" style:family="table-cell" style:parent-style-name="Default" style:data-style-name="N11">
      <style:table-cell-properties fo:background-color="#127622"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3"/>
        <table:table-row table:style-name="ro1">
          <table:table-cell table:style-name="ce1" office:value-type="string" calcext:value-type="string">
            <text:p>JOUR</text:p>
          </table:table-cell>
          <table:table-cell table:style-name="ce4" office:value-type="string" calcext:value-type="string">
            <text:p>JMK</text:p>
          </table:table-cell>
          <table:table-cell table:style-name="ce4" office:value-type="string" calcext:value-type="string">
            <text:p>OBED</text:p>
          </table:table-cell>
          <table:table-cell table:style-name="ce4" office:value-type="string" calcext:value-type="string">
            <text:p>ZADIO</text:p>
          </table:table-cell>
          <table:table-cell table:style-name="ce4" office:value-type="string" calcext:value-type="string">
            <text:p>TOTAL J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]+[.C2]+[.D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3]+[.C3]+[.D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]+[.C4]+[.D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5]+[.C5]+[.D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6]+[.C6]+[.D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7]+[.C7]+[.D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8]+[.C8]+[.D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9]+[.C9]+[.D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0]+[.C10]+[.D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table:formula="of:=[.B11]+[.C11]+[.D11]"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2]+[.C12]+[.D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13]+[.C13]+[.D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4]+[.C14]+[.D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15]+[.C15]+[.D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6]+[.C16]+[.D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17]+[.C17]+[.D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8]+[.C18]+[.D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19]+[.C19]+[.D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0]+[.C20]+[.D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21]+[.C21]+[.D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2]+[.C22]+[.D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23]+[.C23]+[.D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4]+[.C24]+[.D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25]+[.C25]+[.D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6]+[.C26]+[.D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27]+[.C27]+[.D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8]+[.C28]+[.D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29]+[.C29]+[.D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0]+[.C30]+[.D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31]+[.C31]+[.D3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7" table:formula="of:=SUM([.B2:.B31])" office:value-type="float" office:value="1300" calcext:value-type="float">
            <text:p>1300</text:p>
          </table:table-cell>
          <table:table-cell table:style-name="ce7" table:formula="of:=SUM([.C2:.C31])" office:value-type="float" office:value="0" calcext:value-type="float">
            <text:p>0</text:p>
          </table:table-cell>
          <table:table-cell table:style-name="ce7" table:formula="of:=SUM([.D2:.D31])" office:value-type="float" office:value="1000" calcext:value-type="float">
            <text:p>1000</text:p>
          </table:table-cell>
          <table:table-cell table:style-name="ce7" table:formula="of:=SUM([.E2:.E31])" office:value-type="float" office:value="2300" calcext:value-type="float">
            <text:p>2300</text:p>
          </table:table-cell>
          <table:table-cell/>
        </table:table-row>
        <table:table-row table:style-name="ro1">
          <table:table-cell table:style-name="ce1" office:value-type="string" calcext:value-type="string">
            <text:p>% DU TOTAL</text:p>
          </table:table-cell>
          <table:table-cell table:style-name="ce8" table:formula="of:=[.B32]/[.$E$32]" office:value-type="percentage" office:value="0.565217391304348" calcext:value-type="percentage">
            <text:p>56,52 %</text:p>
          </table:table-cell>
          <table:table-cell table:style-name="ce9" table:formula="of:=[.C32]/[.$E$32]" office:value-type="float" office:value="0" calcext:value-type="float">
            <text:p>0</text:p>
          </table:table-cell>
          <table:table-cell table:style-name="ce10" table:formula="of:=[.D32]/[.$E$32]" office:value-type="percentage" office:value="0.434782608695652" calcext:value-type="percentage">
            <text:p>43,48 %</text:p>
          </table:table-cell>
          <table:table-cell table:style-name="ce8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table:style-name="ce3" table:number-columns-repeated="5"/>
          <table:table-cell/>
        </table:table-row>
        <table:table-row table:style-name="ro1">
          <table:table-cell table:style-name="ce3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21:32:46.031101388</meta:creation-date>
    <dc:date>2025-11-10T22:25:22.038521367</dc:date>
    <meta:editing-duration>PT8M28S</meta:editing-duration>
    <meta:editing-cycles>1</meta:editing-cycles>
    <meta:document-statistic meta:table-count="1" meta:cell-count="165" meta:object-count="0"/>
    <meta:generator>LibreOffice/24.2.7.2$Linux_X86_64 LibreOffice_project/420$Build-2</meta:generator>
  </office:meta>
</office:document-meta>
</file>